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4"/>
    <style:style style:name="P2" style:family="paragraph" style:parent-style-name="Standard" style:list-style-name="L5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uildings</text:p>
      <text:list xml:id="list4449055419036156143" text:style-name="L4">
        <text:list-item>
          <text:p text:style-name="P1">name</text:p>
        </text:list-item>
        <text:list-item>
          <text:p text:style-name="P1">buildingtype</text:p>
        </text:list-item>
        <text:list-item>
          <text:p text:style-name="P1">hitpoints</text:p>
        </text:list-item>
        <text:list-item>
          <text:p text:style-name="P1">icon</text:p>
        </text:list-item>
        <text:list-item>
          <text:p text:style-name="P1">ghost</text:p>
        </text:list-item>
        <text:list-item>
          <text:p text:style-name="P1">tech nodig</text:p>
        </text:list-item>
        <text:list-item>
          <text:p text:style-name="P1">buildingstages </text:p>
          <text:list>
            <text:list-item>
              <text:p text:style-name="P1">progress%</text:p>
            </text:list-item>
            <text:list-item>
              <text:p text:style-name="P1">sprite</text:p>
            </text:list-item>
          </text:list>
        </text:list-item>
        <text:list-item>
          <text:p text:style-name="P1">animation als hij er is</text:p>
        </text:list-item>
        <text:list-item>
          <text:p text:style-name="P1">animation als hij bezig is</text:p>
        </text:list-item>
        <text:list-item>
          <text:p text:style-name="P1">acties</text:p>
          <text:list>
            <text:list-item>
              <text:p text:style-name="P1">naam</text:p>
            </text:list-item>
            <text:list-item>
              <text:p text:style-name="P1">icon</text:p>
            </text:list-item>
            <text:list-item>
              <text:p text:style-name="P1">kosten</text:p>
            </text:list-item>
            <text:list-item>
              <text:p text:style-name="P1">progress tijd</text:p>
            </text:list-item>
            <text:list-item>
              <text:p text:style-name="P1">type</text:p>
              <text:list>
                <text:list-item>
                  <text:p text:style-name="P1">unit</text:p>
                  <text:list>
                    <text:list-item>
                      <text:p text:style-name="P1">welke</text:p>
                    </text:list-item>
                  </text:list>
                </text:list-item>
                <text:list-item>
                  <text:p text:style-name="P1">tech</text:p>
                  <text:list>
                    <text:list-item>
                      <text:p text:style-name="P1">welke</text:p>
                    </text:list-item>
                  </text:list>
                </text:list-item>
                <text:list-item>
                  <text:p text:style-name="P1">upgrade</text:p>
                  <text:list>
                    <text:list-item>
                      <text:p text:style-name="P1">welke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my van Son</meta:initial-creator>
    <meta:creation-date>2024-09-16T08:01:51.43</meta:creation-date>
    <dc:date>2024-09-27T08:01:56.22</dc:date>
    <dc:creator>Tommy van Son</dc:creator>
    <meta:editing-duration>PT22M55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1" meta:paragraph-count="24" meta:word-count="57" meta:character-count="222"/>
  </office:meta>
</office:document-meta>
</file>